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d6f3"/>
    </style:style>
    <style:style style:name="P2" style:family="paragraph" style:parent-style-name="Standard">
      <style:text-properties officeooo:paragraph-rsid="00062c20"/>
    </style:style>
    <style:style style:name="P3" style:family="paragraph" style:parent-style-name="Standard">
      <style:text-properties officeooo:paragraph-rsid="00069d29"/>
    </style:style>
    <style:style style:name="P4" style:family="paragraph" style:parent-style-name="Standard">
      <style:text-properties officeooo:paragraph-rsid="0004d6f3"/>
    </style:style>
    <style:style style:name="T1" style:family="text">
      <style:text-properties officeooo:rsid="0004d6f3"/>
    </style:style>
    <style:style style:name="T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" style:family="text">
      <style:text-properties fo:color="#ce9178" loext:opacity="100%" style:font-name="Droid Sans Mono" fo:font-size="10.5pt" fo:font-weight="normal" officeooo:rsid="0004d6f3" fo:background-color="#1f1f1f" loext:char-shading-value="0"/>
    </style:style>
    <style:style style:name="T4" style:family="text">
      <style:text-properties fo:color="#ce9178" loext:opacity="100%" style:font-name="Droid Sans Mono" fo:font-size="10.5pt" fo:font-weight="normal" officeooo:rsid="00062c20" fo:background-color="#1f1f1f" loext:char-shading-value="0"/>
    </style:style>
    <style:style style:name="T5" style:family="text">
      <style:text-properties officeooo:rsid="00062c20"/>
    </style:style>
    <style:style style:name="T6" style:family="text">
      <style:text-properties officeooo:rsid="00069d29"/>
    </style:style>
    <style:style style:name="T7" style:family="text">
      <style:text-properties officeooo:rsid="0008f6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Link to dataset- </text:span>https://download.geofabrik.de/europe.html</text:p>
      <text:p text:style-name="P1"><text:span text:style-name="T1">Maldives data(</text:span><text:span text:style-name="T2">gis_osm_pois_free</text:span><text:span text:style-name="T3"> <text:s/>layer</text:span><text:span text:style-name="T2"> </text:span><text:span text:style-name="T1">)(</text:span><text:span text:style-name="T5">14</text:span><text:span text:style-name="T1">.</text:span><text:span text:style-name="T5">4</text:span><text:span text:style-name="T1"> MB=3292 rows)</text:span></text:p>
      <text:p text:style-name="P1">🚀 Running Spatial Format Energy Experiment</text:p>
      <text:p text:style-name="P1"/>
      <text:p text:style-name="P1"/>
      <text:p text:style-name="P1">Running → GEOJSON | SELECT</text:p>
      <text:p text:style-name="P1"/>
      <text:p text:style-name="P1">--- ENERGY REPORT ---</text:p>
      <text:p text:style-name="P1">CPU Energy: 0.000151</text:p>
      <text:p text:style-name="P1">RAM Energy: 9.23e-05</text:p>
      <text:p text:style-name="P1">Total Energy: 0.0002433</text:p>
      <text:p text:style-name="P1">Duration: 0.11068153381347656 seconds</text:p>
      <text:p text:style-name="P1">---------------------</text:p>
      <text:p text:style-name="P1"/>
      <text:p text:style-name="P1"/>
      <text:p text:style-name="P1">Running → GEOJSON | INSERT</text:p>
      <text:p text:style-name="P1">/home/navdha/.local/lib/python3.10/site-packages/pyogrio/geopandas.py:662: UserWarning: 'crs' was not provided. <text:s/>The output dataset will not have projection information defined and may not be usable in other systems.</text:p>
      <text:p text:style-name="P1"><text:s text:c="2"/>write(</text:p>
      <text:p text:style-name="P1"/>
      <text:p text:style-name="P1">--- ENERGY REPORT ---</text:p>
      <text:p text:style-name="P1">CPU Energy: 0.000155</text:p>
      <text:p text:style-name="P1">RAM Energy: 9.22e-05</text:p>
      <text:p text:style-name="P1">Total Energy: 0.0002472</text:p>
      <text:p text:style-name="P1">Duration: 0.07008647918701172 seconds</text:p>
      <text:p text:style-name="P1">---------------------</text:p>
      <text:p text:style-name="P1"/>
      <text:p text:style-name="P1"/>
      <text:p text:style-name="P1">Running → GEOJSON | UPDATE</text:p>
      <text:p text:style-name="P1"/>
      <text:p text:style-name="P1">--- ENERGY REPORT ---</text:p>
      <text:p text:style-name="P1">CPU Energy: 0.00010400000000000001</text:p>
      <text:p text:style-name="P1">RAM Energy: 9.22e-05</text:p>
      <text:p text:style-name="P1">Total Energy: 0.0001962</text:p>
      <text:p text:style-name="P1">Duration: 0.1207578182220459 seconds</text:p>
      <text:p text:style-name="P1">---------------------</text:p>
      <text:p text:style-name="P1"/>
      <text:p text:style-name="P1"/>
      <text:p text:style-name="P1">Running → GEOJSON | DELETE</text:p>
      <text:p text:style-name="P1"/>
      <text:p text:style-name="P1">--- ENERGY REPORT ---</text:p>
      <text:p text:style-name="P1">CPU Energy: 0.000136</text:p>
      <text:p text:style-name="P1">RAM Energy: 9.22e-05</text:p>
      <text:p text:style-name="P1">Total Energy: 0.00022820000000000002</text:p>
      <text:p text:style-name="P1">Duration: 0.054646968841552734 seconds</text:p>
      <text:p text:style-name="P1">---------------------</text:p>
      <text:p text:style-name="P1"/>
      <text:p text:style-name="P1"/>
      <text:p text:style-name="P1">Running → GEOJSON | JOIN</text:p>
      <text:p text:style-name="P1"/>
      <text:p text:style-name="P1">--- ENERGY REPORT ---</text:p>
      <text:p text:style-name="P1"><text:soft-page-break/>CPU Energy: 0.000125</text:p>
      <text:p text:style-name="P1">RAM Energy: 9.22e-05</text:p>
      <text:p text:style-name="P1">Total Energy: 0.00021720000000000002</text:p>
      <text:p text:style-name="P1">Duration: 0.03324556350708008 seconds</text:p>
      <text:p text:style-name="P1">---------------------</text:p>
      <text:p text:style-name="P1"/>
      <text:p text:style-name="P1"/>
      <text:p text:style-name="P1">Running → SHP | SELECT</text:p>
      <text:p text:style-name="P1"/>
      <text:p text:style-name="P1">--- ENERGY REPORT ---</text:p>
      <text:p text:style-name="P1">CPU Energy: 0.00011900000000000002</text:p>
      <text:p text:style-name="P1">RAM Energy: 9.23e-05</text:p>
      <text:p text:style-name="P1">Total Energy: 0.0002113</text:p>
      <text:p text:style-name="P1">Duration: 0.03628349304199219 seconds</text:p>
      <text:p text:style-name="P1">---------------------</text:p>
      <text:p text:style-name="P1"/>
      <text:p text:style-name="P1"/>
      <text:p text:style-name="P1">Running → SHP | INSERT</text:p>
      <text:p text:style-name="P1">/home/navdha/.local/lib/python3.10/site-packages/pyogrio/geopandas.py:662: UserWarning: 'crs' was not provided. <text:s/>The output dataset will not have projection information defined and may not be usable in other systems.</text:p>
      <text:p text:style-name="P1"><text:s text:c="2"/>write(</text:p>
      <text:p text:style-name="P1"/>
      <text:p text:style-name="P1">--- ENERGY REPORT ---</text:p>
      <text:p text:style-name="P1">CPU Energy: 0.00015300000000000003</text:p>
      <text:p text:style-name="P1">RAM Energy: 9.23e-05</text:p>
      <text:p text:style-name="P1">Total Energy: 0.00024530000000000005</text:p>
      <text:p text:style-name="P1">Duration: 0.04838919639587402 seconds</text:p>
      <text:p text:style-name="P1">---------------------</text:p>
      <text:p text:style-name="P1"/>
      <text:p text:style-name="P1"/>
      <text:p text:style-name="P1">Running → SHP | UPDATE</text:p>
      <text:p text:style-name="P1"/>
      <text:p text:style-name="P1">--- ENERGY REPORT ---</text:p>
      <text:p text:style-name="P1">CPU Energy: 0.000111</text:p>
      <text:p text:style-name="P1">RAM Energy: 9.23e-05</text:p>
      <text:p text:style-name="P1">Total Energy: 0.0002033</text:p>
      <text:p text:style-name="P1">Duration: 0.12085461616516113 seconds</text:p>
      <text:p text:style-name="P1">---------------------</text:p>
      <text:p text:style-name="P1"/>
      <text:p text:style-name="P1"/>
      <text:p text:style-name="P1">Running → SHP | DELETE</text:p>
      <text:p text:style-name="P1"/>
      <text:p text:style-name="P1">--- ENERGY REPORT ---</text:p>
      <text:p text:style-name="P1">CPU Energy: 0.00015000000000000001</text:p>
      <text:p text:style-name="P1">RAM Energy: 9.23e-05</text:p>
      <text:p text:style-name="P1">Total Energy: 0.0002423</text:p>
      <text:p text:style-name="P1">Duration: 0.05013561248779297 seconds</text:p>
      <text:p text:style-name="P1">---------------------</text:p>
      <text:p text:style-name="P1"/>
      <text:p text:style-name="P1"/>
      <text:p text:style-name="P1">Running → SHP | JOIN</text:p>
      <text:p text:style-name="P1"><text:soft-page-break/></text:p>
      <text:p text:style-name="P1">--- ENERGY REPORT ---</text:p>
      <text:p text:style-name="P1">CPU Energy: 0.00017100000000000004</text:p>
      <text:p text:style-name="P1">RAM Energy: 9.23e-05</text:p>
      <text:p text:style-name="P1">Total Energy: 0.00026330000000000006</text:p>
      <text:p text:style-name="P1">Duration: 0.033916473388671875 seconds</text:p>
      <text:p text:style-name="P1">---------------------</text:p>
      <text:p text:style-name="P1"/>
      <text:p text:style-name="P1"/>
      <text:p text:style-name="P1">Running → GPKG | SELECT</text:p>
      <text:p text:style-name="P1"/>
      <text:p text:style-name="P1">--- ENERGY REPORT ---</text:p>
      <text:p text:style-name="P1">CPU Energy: 0.000143</text:p>
      <text:p text:style-name="P1">RAM Energy: 9.23e-05</text:p>
      <text:p text:style-name="P1">Total Energy: 0.0002353</text:p>
      <text:p text:style-name="P1">Duration: 0.02276444435119629 seconds</text:p>
      <text:p text:style-name="P1">---------------------</text:p>
      <text:p text:style-name="P1"/>
      <text:p text:style-name="P1"/>
      <text:p text:style-name="P1">Running → GPKG | INSERT</text:p>
      <text:p text:style-name="P1">/home/navdha/.local/lib/python3.10/site-packages/pyogrio/geopandas.py:662: UserWarning: 'crs' was not provided. <text:s/>The output dataset will not have projection information defined and may not be usable in other systems.</text:p>
      <text:p text:style-name="P1"><text:s text:c="2"/>write(</text:p>
      <text:p text:style-name="P1"/>
      <text:p text:style-name="P1">--- ENERGY REPORT ---</text:p>
      <text:p text:style-name="P1">CPU Energy: 0.000127</text:p>
      <text:p text:style-name="P1">RAM Energy: 9.23e-05</text:p>
      <text:p text:style-name="P1">Total Energy: 0.0002193</text:p>
      <text:p text:style-name="P1">Duration: 0.05351829528808594 seconds</text:p>
      <text:p text:style-name="P1">---------------------</text:p>
      <text:p text:style-name="P1"/>
      <text:p text:style-name="P1"/>
      <text:p text:style-name="P1">Running → GPKG | UPDATE</text:p>
      <text:p text:style-name="P1">/home/navdha/.local/lib/python3.10/site-packages/pyogrio/geopandas.py:662: UserWarning: 'crs' was not provided. <text:s/>The output dataset will not have projection information defined and may not be usable in other systems.</text:p>
      <text:p text:style-name="P1"><text:s text:c="2"/>write(</text:p>
      <text:p text:style-name="P1"/>
      <text:p text:style-name="P1">--- ENERGY REPORT ---</text:p>
      <text:p text:style-name="P1">CPU Energy: 0.00010800000000000001</text:p>
      <text:p text:style-name="P1">RAM Energy: 9.23e-05</text:p>
      <text:p text:style-name="P1">Total Energy: 0.0002003</text:p>
      <text:p text:style-name="P1">Duration: 0.12412118911743164 seconds</text:p>
      <text:p text:style-name="P1">---------------------</text:p>
      <text:p text:style-name="P1"/>
      <text:p text:style-name="P1"/>
      <text:p text:style-name="P1">Running → GPKG | DELETE</text:p>
      <text:p text:style-name="P1">/home/navdha/.local/lib/python3.10/site-packages/pyogrio/geopandas.py:662: UserWarning: 'crs' was not provided. <text:s/>The output dataset will not have projection information defined and may not be usable in other systems.</text:p>
      <text:p text:style-name="P1"><text:s text:c="2"/>write(</text:p>
      <text:p text:style-name="P1"><text:soft-page-break/></text:p>
      <text:p text:style-name="P1">--- ENERGY REPORT ---</text:p>
      <text:p text:style-name="P1">CPU Energy: 0.000117</text:p>
      <text:p text:style-name="P1">RAM Energy: 9.23e-05</text:p>
      <text:p text:style-name="P1">Total Energy: 0.0002093</text:p>
      <text:p text:style-name="P1">Duration: 0.049689292907714844 seconds</text:p>
      <text:p text:style-name="P1">---------------------</text:p>
      <text:p text:style-name="P1"/>
      <text:p text:style-name="P1"/>
      <text:p text:style-name="P1">Running → GPKG | JOIN</text:p>
      <text:p text:style-name="P1"/>
      <text:p text:style-name="P1">--- ENERGY REPORT ---</text:p>
      <text:p text:style-name="P1">CPU Energy: 0.000136</text:p>
      <text:p text:style-name="P1">RAM Energy: 9.23e-05</text:p>
      <text:p text:style-name="P1">Total Energy: 0.0002283</text:p>
      <text:p text:style-name="P1">Duration: 0.018627405166625977 seconds</text:p>
      <text:p text:style-name="P1">---------------------</text:p>
      <text:p text:style-name="P1"/>
      <text:p text:style-name="P1"/>
      <text:p text:style-name="P1">Running → PARQUET | SELECT</text:p>
      <text:p text:style-name="P1"/>
      <text:p text:style-name="P1">--- ENERGY REPORT ---</text:p>
      <text:p text:style-name="P1">CPU Energy: 0.000114</text:p>
      <text:p text:style-name="P1">RAM Energy: 9.19e-05</text:p>
      <text:p text:style-name="P1">Total Energy: 0.00020590000000000002</text:p>
      <text:p text:style-name="P1">Duration: 0.08732724189758301 seconds</text:p>
      <text:p text:style-name="P1">---------------------</text:p>
      <text:p text:style-name="P1"/>
      <text:p text:style-name="P1"/>
      <text:p text:style-name="P1">Running → PARQUET | INSERT</text:p>
      <text:p text:style-name="P1"/>
      <text:p text:style-name="P1">--- ENERGY REPORT ---</text:p>
      <text:p text:style-name="P1">CPU Energy: 0.000136</text:p>
      <text:p text:style-name="P1">RAM Energy: 9.19e-05</text:p>
      <text:p text:style-name="P1">Total Energy: 0.0002279</text:p>
      <text:p text:style-name="P1">Duration: 0.0493927001953125 seconds</text:p>
      <text:p text:style-name="P1">---------------------</text:p>
      <text:p text:style-name="P1"/>
      <text:p text:style-name="P1"/>
      <text:p text:style-name="P1">Running → PARQUET | UPDATE</text:p>
      <text:p text:style-name="P1"/>
      <text:p text:style-name="P1">--- ENERGY REPORT ---</text:p>
      <text:p text:style-name="P1">CPU Energy: 0.00011</text:p>
      <text:p text:style-name="P1">RAM Energy: 9.2e-05</text:p>
      <text:p text:style-name="P1">Total Energy: 0.000202</text:p>
      <text:p text:style-name="P1">Duration: 0.08317017555236816 seconds</text:p>
      <text:p text:style-name="P1">---------------------</text:p>
      <text:p text:style-name="P1"/>
      <text:p text:style-name="P1"/>
      <text:p text:style-name="P1">Running → PARQUET | DELETE</text:p>
      <text:p text:style-name="P1"/>
      <text:p text:style-name="P1">--- ENERGY REPORT ---</text:p>
      <text:p text:style-name="P1"><text:soft-page-break/>CPU Energy: 0.000133</text:p>
      <text:p text:style-name="P1">RAM Energy: 9.209999999999999e-05</text:p>
      <text:p text:style-name="P1">Total Energy: 0.0002251</text:p>
      <text:p text:style-name="P1">Duration: 0.013454198837280273 seconds</text:p>
      <text:p text:style-name="P1">---------------------</text:p>
      <text:p text:style-name="P1"/>
      <text:p text:style-name="P1"/>
      <text:p text:style-name="P1">Running → PARQUET | JOIN</text:p>
      <text:p text:style-name="P1"/>
      <text:p text:style-name="P1">--- ENERGY REPORT ---</text:p>
      <text:p text:style-name="P1">CPU Energy: 0.0002</text:p>
      <text:p text:style-name="P1">RAM Energy: 9.209999999999999e-05</text:p>
      <text:p text:style-name="P1">Total Energy: 0.0002921</text:p>
      <text:p text:style-name="P1">Duration: 0.014847993850708008 seconds</text:p>
      <text:p text:style-name="P1">---------------------</text:p>
      <text:p text:style-name="P1"/>
      <text:p text:style-name="P2"><text:span text:style-name="T5">tanzania</text:span><text:span text:style-name="T1"> data(</text:span><text:span text:style-name="T2">gis_osm_pois_</text:span><text:span text:style-name="T4">a_free</text:span><text:span text:style-name="T3"> <text:s/>layer</text:span><text:span text:style-name="T2"> </text:span><text:span text:style-name="T1">)(</text:span><text:span text:style-name="T5">4.3</text:span><text:span text:style-name="T1"> </text:span><text:span text:style-name="T5">G</text:span><text:span text:style-name="T1">B=</text:span><text:span text:style-name="T5">17196</text:span><text:span text:style-name="T1"> rows)</text:span></text:p>
      <text:p text:style-name="P1">🚀 Running Spatial Format Energy Experiment</text:p>
      <text:p text:style-name="P1"/>
      <text:p text:style-name="P1"/>
      <text:p text:style-name="P1">Running → GEOJSON | SELECT</text:p>
      <text:p text:style-name="P1"/>
      <text:p text:style-name="P1">--- ENERGY REPORT ---</text:p>
      <text:p text:style-name="P1">CPU Energy: 0.000137</text:p>
      <text:p text:style-name="P1">RAM Energy: 9.12e-05</text:p>
      <text:p text:style-name="P1">Total Energy: 0.0002282</text:p>
      <text:p text:style-name="P1">Duration: 0.33734989166259766 seconds</text:p>
      <text:p text:style-name="P1">---------------------</text:p>
      <text:p text:style-name="P1"/>
      <text:p text:style-name="P1"/>
      <text:p text:style-name="P1">Running → GEOJSON | INSERT</text:p>
      <text:p text:style-name="P1">/home/navdha/.local/lib/python3.10/site-packages/pyogrio/geopandas.py:662: UserWarning: 'crs' was not provided. <text:s/>The output dataset will not have projection information defined and may not be usable in other systems.</text:p>
      <text:p text:style-name="P1"><text:s text:c="2"/>write(</text:p>
      <text:p text:style-name="P1"/>
      <text:p text:style-name="P1">--- ENERGY REPORT ---</text:p>
      <text:p text:style-name="P1">CPU Energy: 0.000106</text:p>
      <text:p text:style-name="P1">RAM Energy: 9.159999999999999e-05</text:p>
      <text:p text:style-name="P1">Total Energy: 0.00019759999999999998</text:p>
      <text:p text:style-name="P1">Duration: 0.6321508884429932 seconds</text:p>
      <text:p text:style-name="P1">---------------------</text:p>
      <text:p text:style-name="P1"/>
      <text:p text:style-name="P1"/>
      <text:p text:style-name="P1">Running → GEOJSON | UPDATE</text:p>
      <text:p text:style-name="P1"/>
      <text:p text:style-name="P1">--- ENERGY REPORT ---</text:p>
      <text:p text:style-name="P1">CPU Energy: 9.6e-05</text:p>
      <text:p text:style-name="P1">RAM Energy: 9.169999999999999e-05</text:p>
      <text:p text:style-name="P1">Total Energy: 0.0001877</text:p>
      <text:p text:style-name="P1">Duration: 0.9994051456451416 seconds</text:p>
      <text:p text:style-name="P1">---------------------</text:p>
      <text:p text:style-name="P1"><text:soft-page-break/></text:p>
      <text:p text:style-name="P1"/>
      <text:p text:style-name="P1">Running → GEOJSON | DELETE</text:p>
      <text:p text:style-name="P1"/>
      <text:p text:style-name="P1">--- ENERGY REPORT ---</text:p>
      <text:p text:style-name="P1">CPU Energy: 0.00011</text:p>
      <text:p text:style-name="P1">RAM Energy: 9.159999999999999e-05</text:p>
      <text:p text:style-name="P1">Total Energy: 0.0002016</text:p>
      <text:p text:style-name="P1">Duration: 0.6057898998260498 seconds</text:p>
      <text:p text:style-name="P1">---------------------</text:p>
      <text:p text:style-name="P1"/>
      <text:p text:style-name="P1"/>
      <text:p text:style-name="P1">Running → GEOJSON | JOIN</text:p>
      <text:p text:style-name="P1"/>
      <text:p text:style-name="P1">--- ENERGY REPORT ---</text:p>
      <text:p text:style-name="P1">CPU Energy: 9.300000000000001e-05</text:p>
      <text:p text:style-name="P1">RAM Energy: 9.169999999999999e-05</text:p>
      <text:p text:style-name="P1">Total Energy: 0.0001847</text:p>
      <text:p text:style-name="P1">Duration: 0.2800462245941162 seconds</text:p>
      <text:p text:style-name="P1">---------------------</text:p>
      <text:p text:style-name="P1"/>
      <text:p text:style-name="P1"/>
      <text:p text:style-name="P1">Running → SHP | SELECT</text:p>
      <text:p text:style-name="P1"/>
      <text:p text:style-name="P1">--- ENERGY REPORT ---</text:p>
      <text:p text:style-name="P1">CPU Energy: 0.00011900000000000002</text:p>
      <text:p text:style-name="P1">RAM Energy: 9.159999999999999e-05</text:p>
      <text:p text:style-name="P1">Total Energy: 0.00021060000000000002</text:p>
      <text:p text:style-name="P1">Duration: 0.09200644493103027 seconds</text:p>
      <text:p text:style-name="P1">---------------------</text:p>
      <text:p text:style-name="P1"/>
      <text:p text:style-name="P1"/>
      <text:p text:style-name="P1">Running → SHP | INSERT</text:p>
      <text:p text:style-name="P1">/home/navdha/.local/lib/python3.10/site-packages/pyogrio/geopandas.py:662: UserWarning: 'crs' was not provided. <text:s/>The output dataset will not have projection information defined and may not be usable in other systems.</text:p>
      <text:p text:style-name="P1"><text:s text:c="2"/>write(</text:p>
      <text:p text:style-name="P1"/>
      <text:p text:style-name="P1">--- ENERGY REPORT ---</text:p>
      <text:p text:style-name="P1">CPU Energy: 0.000152</text:p>
      <text:p text:style-name="P1">RAM Energy: 9.159999999999999e-05</text:p>
      <text:p text:style-name="P1">Total Energy: 0.0002436</text:p>
      <text:p text:style-name="P1">Duration: 0.225860595703125 seconds</text:p>
      <text:p text:style-name="P1">---------------------</text:p>
      <text:p text:style-name="P1"/>
      <text:p text:style-name="P1"/>
      <text:p text:style-name="P1">Running → SHP | UPDATE</text:p>
      <text:p text:style-name="P1"/>
      <text:p text:style-name="P1">--- ENERGY REPORT ---</text:p>
      <text:p text:style-name="P1">CPU Energy: 0.000115</text:p>
      <text:p text:style-name="P1">RAM Energy: 9.159999999999999e-05</text:p>
      <text:p text:style-name="P1">Total Energy: 0.00020659999999999998</text:p>
      <text:p text:style-name="P1"><text:soft-page-break/>Duration: 0.6051180362701416 seconds</text:p>
      <text:p text:style-name="P1">---------------------</text:p>
      <text:p text:style-name="P1"/>
      <text:p text:style-name="P1"/>
      <text:p text:style-name="P1">Running → SHP | DELETE</text:p>
      <text:p text:style-name="P1"/>
      <text:p text:style-name="P1">--- ENERGY REPORT ---</text:p>
      <text:p text:style-name="P1">CPU Energy: 0.00016</text:p>
      <text:p text:style-name="P1">RAM Energy: 9.159999999999999e-05</text:p>
      <text:p text:style-name="P1">Total Energy: 0.0002516</text:p>
      <text:p text:style-name="P1">Duration: 0.22323083877563477 seconds</text:p>
      <text:p text:style-name="P1">---------------------</text:p>
      <text:p text:style-name="P1"/>
      <text:p text:style-name="P1"/>
      <text:p text:style-name="P1">Running → SHP | JOIN</text:p>
      <text:p text:style-name="P1"/>
      <text:p text:style-name="P1">--- ENERGY REPORT ---</text:p>
      <text:p text:style-name="P1">CPU Energy: 0.000109</text:p>
      <text:p text:style-name="P1">RAM Energy: 9.159999999999999e-05</text:p>
      <text:p text:style-name="P1">Total Energy: 0.0002006</text:p>
      <text:p text:style-name="P1">Duration: 0.10685610771179199 seconds</text:p>
      <text:p text:style-name="P1">---------------------</text:p>
      <text:p text:style-name="P1"/>
      <text:p text:style-name="P1"/>
      <text:p text:style-name="P1">Running → GPKG | SELECT</text:p>
      <text:p text:style-name="P1"/>
      <text:p text:style-name="P1">--- ENERGY REPORT ---</text:p>
      <text:p text:style-name="P1">CPU Energy: 0.000115</text:p>
      <text:p text:style-name="P1">RAM Energy: 9.159999999999999e-05</text:p>
      <text:p text:style-name="P1">Total Energy: 0.00020659999999999998</text:p>
      <text:p text:style-name="P1">Duration: 0.07657337188720703 seconds</text:p>
      <text:p text:style-name="P1">---------------------</text:p>
      <text:p text:style-name="P1"/>
      <text:p text:style-name="P1"/>
      <text:p text:style-name="P1">Running → GPKG | INSERT</text:p>
      <text:p text:style-name="P1">/home/navdha/.local/lib/python3.10/site-packages/pyogrio/geopandas.py:662: UserWarning: 'crs' was not provided. <text:s/>The output dataset will not have projection information defined and may not be usable in other systems.</text:p>
      <text:p text:style-name="P1"><text:s text:c="2"/>write(</text:p>
      <text:p text:style-name="P1"/>
      <text:p text:style-name="P1">--- ENERGY REPORT ---</text:p>
      <text:p text:style-name="P1">CPU Energy: 0.000105</text:p>
      <text:p text:style-name="P1">RAM Energy: 9.159999999999999e-05</text:p>
      <text:p text:style-name="P1">Total Energy: 0.0001966</text:p>
      <text:p text:style-name="P1">Duration: 0.19236469268798828 seconds</text:p>
      <text:p text:style-name="P1">---------------------</text:p>
      <text:p text:style-name="P1"/>
      <text:p text:style-name="P1"/>
      <text:p text:style-name="P1">Running → GPKG | UPDATE</text:p>
      <text:p text:style-name="P1">/home/navdha/.local/lib/python3.10/site-packages/pyogrio/geopandas.py:662: UserWarning: 'crs' was not provided. <text:s/>The output dataset will not have projection information defined and may not be usable in other systems.</text:p>
      <text:p text:style-name="P1"><text:soft-page-break/><text:s text:c="2"/>write(</text:p>
      <text:p text:style-name="P1"/>
      <text:p text:style-name="P1">--- ENERGY REPORT ---</text:p>
      <text:p text:style-name="P1">CPU Energy: 9.800000000000001e-05</text:p>
      <text:p text:style-name="P1">RAM Energy: 9.159999999999999e-05</text:p>
      <text:p text:style-name="P1">Total Energy: 0.0001896</text:p>
      <text:p text:style-name="P1">Duration: 0.5728106498718262 seconds</text:p>
      <text:p text:style-name="P1">---------------------</text:p>
      <text:p text:style-name="P1"/>
      <text:p text:style-name="P1"/>
      <text:p text:style-name="P1">Running → GPKG | DELETE</text:p>
      <text:p text:style-name="P1">/home/navdha/.local/lib/python3.10/site-packages/pyogrio/geopandas.py:662: UserWarning: 'crs' was not provided. <text:s/>The output dataset will not have projection information defined and may not be usable in other systems.</text:p>
      <text:p text:style-name="P1"><text:s text:c="2"/>write(</text:p>
      <text:p text:style-name="P1"/>
      <text:p text:style-name="P1">--- ENERGY REPORT ---</text:p>
      <text:p text:style-name="P1">CPU Energy: 0.000116</text:p>
      <text:p text:style-name="P1">RAM Energy: 9.159999999999999e-05</text:p>
      <text:p text:style-name="P1">Total Energy: 0.0002076</text:p>
      <text:p text:style-name="P1">Duration: 0.18681120872497559 seconds</text:p>
      <text:p text:style-name="P1">---------------------</text:p>
      <text:p text:style-name="P1"/>
      <text:p text:style-name="P1"/>
      <text:p text:style-name="P1">Running → GPKG | JOIN</text:p>
      <text:p text:style-name="P1"/>
      <text:p text:style-name="P1">--- ENERGY REPORT ---</text:p>
      <text:p text:style-name="P1">CPU Energy: 0.00010300000000000001</text:p>
      <text:p text:style-name="P1">RAM Energy: 9.159999999999999e-05</text:p>
      <text:p text:style-name="P1">Total Energy: 0.00019460000000000001</text:p>
      <text:p text:style-name="P1">Duration: 0.09830355644226074 seconds</text:p>
      <text:p text:style-name="P1">---------------------</text:p>
      <text:p text:style-name="P1"/>
      <text:p text:style-name="P1"/>
      <text:p text:style-name="P1">Running → PARQUET | SELECT</text:p>
      <text:p text:style-name="P1"/>
      <text:p text:style-name="P1">--- ENERGY REPORT ---</text:p>
      <text:p text:style-name="P1">CPU Energy: 0.000126</text:p>
      <text:p text:style-name="P1">RAM Energy: 9.14e-05</text:p>
      <text:p text:style-name="P1">Total Energy: 0.0002174</text:p>
      <text:p text:style-name="P1">Duration: 0.0876471996307373 seconds</text:p>
      <text:p text:style-name="P1">---------------------</text:p>
      <text:p text:style-name="P1"/>
      <text:p text:style-name="P1"/>
      <text:p text:style-name="P1">Running → PARQUET | INSERT</text:p>
      <text:p text:style-name="P1"/>
      <text:p text:style-name="P1">--- ENERGY REPORT ---</text:p>
      <text:p text:style-name="P1">CPU Energy: 0.000106</text:p>
      <text:p text:style-name="P1">RAM Energy: 9.169999999999999e-05</text:p>
      <text:p text:style-name="P1">Total Energy: 0.00019769999999999998</text:p>
      <text:p text:style-name="P1">Duration: 0.12652349472045898 seconds</text:p>
      <text:p text:style-name="P1">---------------------</text:p>
      <text:p text:style-name="P1"><text:soft-page-break/></text:p>
      <text:p text:style-name="P1"/>
      <text:p text:style-name="P1">Running → PARQUET | UPDATE</text:p>
      <text:p text:style-name="P1"/>
      <text:p text:style-name="P1">--- ENERGY REPORT ---</text:p>
      <text:p text:style-name="P1">CPU Energy: 9.5e-05</text:p>
      <text:p text:style-name="P1">RAM Energy: 9.22e-05</text:p>
      <text:p text:style-name="P1">Total Energy: 0.0001872</text:p>
      <text:p text:style-name="P1">Duration: 0.4122905731201172 seconds</text:p>
      <text:p text:style-name="P1">---------------------</text:p>
      <text:p text:style-name="P1"/>
      <text:p text:style-name="P1"/>
      <text:p text:style-name="P1">Running → PARQUET | DELETE</text:p>
      <text:p text:style-name="P1"/>
      <text:p text:style-name="P1">--- ENERGY REPORT ---</text:p>
      <text:p text:style-name="P1">CPU Energy: 0.00011900000000000002</text:p>
      <text:p text:style-name="P1">RAM Energy: 9.22e-05</text:p>
      <text:p text:style-name="P1">Total Energy: 0.00021120000000000004</text:p>
      <text:p text:style-name="P1">Duration: 0.07010221481323242 seconds</text:p>
      <text:p text:style-name="P1">---------------------</text:p>
      <text:p text:style-name="P1"/>
      <text:p text:style-name="P1"/>
      <text:p text:style-name="P1">Running → PARQUET | JOIN</text:p>
      <text:p text:style-name="P1"/>
      <text:p text:style-name="P1">--- ENERGY REPORT ---</text:p>
      <text:p text:style-name="P1">CPU Energy: 0.00012000000000000002</text:p>
      <text:p text:style-name="P1">RAM Energy: 9.24e-05</text:p>
      <text:p text:style-name="P1">Total Energy: 0.0002124</text:p>
      <text:p text:style-name="P1">Duration: 0.06973576545715332 seconds</text:p>
      <text:p text:style-name="P1">---------------------</text:p>
      <text:p text:style-name="P3"><text:span text:style-name="T6">bosnia-herzegovina</text:span><text:span text:style-name="T1"> data(</text:span><text:span text:style-name="T2">gis_osm_pois_</text:span><text:span text:style-name="T4">a_free</text:span><text:span text:style-name="T3"> <text:s/>layer</text:span><text:span text:style-name="T2"> </text:span><text:span text:style-name="T1">)(</text:span><text:span text:style-name="T6">803</text:span><text:span text:style-name="T1"> </text:span><text:span text:style-name="T6">M</text:span><text:span text:style-name="T1">B=</text:span><text:span text:style-name="T5">1</text:span><text:span text:style-name="T6">6274</text:span><text:span text:style-name="T1"> rows)</text:span></text:p>
      <text:p text:style-name="P3">🚀 Running Spatial Format Energy Experiment</text:p>
      <text:p text:style-name="P3"/>
      <text:p text:style-name="P3"/>
      <text:p text:style-name="P3">Running → GEOJSON | SELECT</text:p>
      <text:p text:style-name="P3"/>
      <text:p text:style-name="P3">--- ENERGY REPORT ---</text:p>
      <text:p text:style-name="P3">CPU Energy: 0.000154</text:p>
      <text:p text:style-name="P3">RAM Energy: 9.62e-05</text:p>
      <text:p text:style-name="P3">Total Energy: 0.0002502</text:p>
      <text:p text:style-name="P3">Duration: 0.34430480003356934 seconds</text:p>
      <text:p text:style-name="P3">---------------------</text:p>
      <text:p text:style-name="P3"/>
      <text:p text:style-name="P3"/>
      <text:p text:style-name="P3">Running → GEOJSON | INSERT</text:p>
      <text:p text:style-name="P3">/home/navdha/.local/lib/python3.10/site-packages/pyogrio/geopandas.py:662: UserWarning: 'crs' was not provided. <text:s/>The output dataset will not have projection information defined and may not be usable in other systems.</text:p>
      <text:p text:style-name="P3"><text:s text:c="2"/>write(</text:p>
      <text:p text:style-name="P3"/>
      <text:p text:style-name="P3">--- ENERGY REPORT ---</text:p>
      <text:p text:style-name="P3">CPU Energy: 0.000125</text:p>
      <text:p text:style-name="P3"><text:soft-page-break/>RAM Energy: 9.64e-05</text:p>
      <text:p text:style-name="P3">Total Energy: 0.00022140000000000001</text:p>
      <text:p text:style-name="P3">Duration: 0.790550708770752 seconds</text:p>
      <text:p text:style-name="P3">---------------------</text:p>
      <text:p text:style-name="P3"/>
      <text:p text:style-name="P3"/>
      <text:p text:style-name="P3">Running → GEOJSON | UPDATE</text:p>
      <text:p text:style-name="P3"/>
      <text:p text:style-name="P3">--- ENERGY REPORT ---</text:p>
      <text:p text:style-name="P3">CPU Energy: 0.000105</text:p>
      <text:p text:style-name="P3">RAM Energy: 9.659999999999999e-05</text:p>
      <text:p text:style-name="P3">Total Energy: 0.0002016</text:p>
      <text:p text:style-name="P3">Duration: 1.1187028884887695 seconds</text:p>
      <text:p text:style-name="P3">---------------------</text:p>
      <text:p text:style-name="P3"/>
      <text:p text:style-name="P3"/>
      <text:p text:style-name="P3">Running → GEOJSON | DELETE</text:p>
      <text:p text:style-name="P3"/>
      <text:p text:style-name="P3">--- ENERGY REPORT ---</text:p>
      <text:p text:style-name="P3">CPU Energy: 0.00013900000000000002</text:p>
      <text:p text:style-name="P3">RAM Energy: 9.659999999999999e-05</text:p>
      <text:p text:style-name="P3">Total Energy: 0.0002356</text:p>
      <text:p text:style-name="P3">Duration: 0.7879488468170166 seconds</text:p>
      <text:p text:style-name="P3">---------------------</text:p>
      <text:p text:style-name="P3"/>
      <text:p text:style-name="P3"/>
      <text:p text:style-name="P3">Running → GEOJSON | JOIN</text:p>
      <text:p text:style-name="P3"/>
      <text:p text:style-name="P3">--- ENERGY REPORT ---</text:p>
      <text:p text:style-name="P3">CPU Energy: 0.00011300000000000002</text:p>
      <text:p text:style-name="P3">RAM Energy: 9.65e-05</text:p>
      <text:p text:style-name="P3">Total Energy: 0.00020950000000000002</text:p>
      <text:p text:style-name="P3">Duration: 0.3194587230682373 seconds</text:p>
      <text:p text:style-name="P3">---------------------</text:p>
      <text:p text:style-name="P3"/>
      <text:p text:style-name="P3"/>
      <text:p text:style-name="P3">Running → SHP | SELECT</text:p>
      <text:p text:style-name="P3"/>
      <text:p text:style-name="P3">--- ENERGY REPORT ---</text:p>
      <text:p text:style-name="P3">CPU Energy: 0.00011800000000000002</text:p>
      <text:p text:style-name="P3">RAM Energy: 9.659999999999999e-05</text:p>
      <text:p text:style-name="P3">Total Energy: 0.0002146</text:p>
      <text:p text:style-name="P3">Duration: 0.09378933906555176 seconds</text:p>
      <text:p text:style-name="P3">---------------------</text:p>
      <text:p text:style-name="P3"/>
      <text:p text:style-name="P3"/>
      <text:p text:style-name="P3">Running → SHP | INSERT</text:p>
      <text:p text:style-name="P3">/home/navdha/.local/lib/python3.10/site-packages/pyogrio/geopandas.py:662: UserWarning: 'crs' was not provided. <text:s/>The output dataset will not have projection information defined and may not be usable in other systems.</text:p>
      <text:p text:style-name="P3"><text:s text:c="2"/>write(</text:p>
      <text:p text:style-name="P3"/>
      <text:p text:style-name="P3"><text:soft-page-break/>--- ENERGY REPORT ---</text:p>
      <text:p text:style-name="P3">CPU Energy: 0.00017600000000000002</text:p>
      <text:p text:style-name="P3">RAM Energy: 9.65e-05</text:p>
      <text:p text:style-name="P3">Total Energy: 0.0002725</text:p>
      <text:p text:style-name="P3">Duration: 0.263150691986084 seconds</text:p>
      <text:p text:style-name="P3">---------------------</text:p>
      <text:p text:style-name="P3"/>
      <text:p text:style-name="P3"/>
      <text:p text:style-name="P3">Running → SHP | UPDATE</text:p>
      <text:p text:style-name="P3"/>
      <text:p text:style-name="P3">--- ENERGY REPORT ---</text:p>
      <text:p text:style-name="P3">CPU Energy: 0.00021</text:p>
      <text:p text:style-name="P3">RAM Energy: 9.65e-05</text:p>
      <text:p text:style-name="P3">Total Energy: 0.0003065</text:p>
      <text:p text:style-name="P3">Duration: 0.689586877822876 seconds</text:p>
      <text:p text:style-name="P3">---------------------</text:p>
      <text:p text:style-name="P3"/>
      <text:p text:style-name="P3"/>
      <text:p text:style-name="P3">Running → SHP | DELETE</text:p>
      <text:p text:style-name="P3"/>
      <text:p text:style-name="P3">--- ENERGY REPORT ---</text:p>
      <text:p text:style-name="P3">CPU Energy: 0.00016500000000000003</text:p>
      <text:p text:style-name="P3">RAM Energy: 9.669999999999999e-05</text:p>
      <text:p text:style-name="P3">Total Energy: 0.0002617</text:p>
      <text:p text:style-name="P3">Duration: 0.27437734603881836 seconds</text:p>
      <text:p text:style-name="P3">---------------------</text:p>
      <text:p text:style-name="P3"/>
      <text:p text:style-name="P3"/>
      <text:p text:style-name="P3">Running → SHP | JOIN</text:p>
      <text:p text:style-name="P3"/>
      <text:p text:style-name="P3">--- ENERGY REPORT ---</text:p>
      <text:p text:style-name="P3">CPU Energy: 0.000125</text:p>
      <text:p text:style-name="P3">RAM Energy: 9.65e-05</text:p>
      <text:p text:style-name="P3">Total Energy: 0.00022150000000000002</text:p>
      <text:p text:style-name="P3">Duration: 0.1275804042816162 seconds</text:p>
      <text:p text:style-name="P3">---------------------</text:p>
      <text:p text:style-name="P3"/>
      <text:p text:style-name="P3"/>
      <text:p text:style-name="P3">Running → GPKG | SELECT</text:p>
      <text:p text:style-name="P3"/>
      <text:p text:style-name="P3">--- ENERGY REPORT ---</text:p>
      <text:p text:style-name="P3">CPU Energy: 9.7e-05</text:p>
      <text:p text:style-name="P3">RAM Energy: 9.65e-05</text:p>
      <text:p text:style-name="P3">Total Energy: 0.0001935</text:p>
      <text:p text:style-name="P3">Duration: 0.08238577842712402 seconds</text:p>
      <text:p text:style-name="P3">---------------------</text:p>
      <text:p text:style-name="P3"/>
      <text:p text:style-name="P3"/>
      <text:p text:style-name="P3">Running → GPKG | INSERT</text:p>
      <text:p text:style-name="P3">/home/navdha/.local/lib/python3.10/site-packages/pyogrio/geopandas.py:662: UserWarning: 'crs' was not provided. <text:s/>The output dataset will not have projection information defined and may not be usable in other systems.</text:p>
      <text:p text:style-name="P3"><text:soft-page-break/><text:s text:c="2"/>write(</text:p>
      <text:p text:style-name="P3"/>
      <text:p text:style-name="P3">--- ENERGY REPORT ---</text:p>
      <text:p text:style-name="P3">CPU Energy: 0.000111</text:p>
      <text:p text:style-name="P3">RAM Energy: 9.65e-05</text:p>
      <text:p text:style-name="P3">Total Energy: 0.0002075</text:p>
      <text:p text:style-name="P3">Duration: 0.19534897804260254 seconds</text:p>
      <text:p text:style-name="P3">---------------------</text:p>
      <text:p text:style-name="P3"/>
      <text:p text:style-name="P3"/>
      <text:p text:style-name="P3">Running → GPKG | UPDATE</text:p>
      <text:p text:style-name="P3">/home/navdha/.local/lib/python3.10/site-packages/pyogrio/geopandas.py:662: UserWarning: 'crs' was not provided. <text:s/>The output dataset will not have projection information defined and may not be usable in other systems.</text:p>
      <text:p text:style-name="P3"><text:s text:c="2"/>write(</text:p>
      <text:p text:style-name="P3"/>
      <text:p text:style-name="P3">--- ENERGY REPORT ---</text:p>
      <text:p text:style-name="P3">CPU Energy: 0.0001</text:p>
      <text:p text:style-name="P3">RAM Energy: 9.65e-05</text:p>
      <text:p text:style-name="P3">Total Energy: 0.0001965</text:p>
      <text:p text:style-name="P3">Duration: 0.5756244659423828 seconds</text:p>
      <text:p text:style-name="P3">---------------------</text:p>
      <text:p text:style-name="P3"/>
      <text:p text:style-name="P3"/>
      <text:p text:style-name="P3">Running → GPKG | DELETE</text:p>
      <text:p text:style-name="P3">/home/navdha/.local/lib/python3.10/site-packages/pyogrio/geopandas.py:662: UserWarning: 'crs' was not provided. <text:s/>The output dataset will not have projection information defined and may not be usable in other systems.</text:p>
      <text:p text:style-name="P3"><text:s text:c="2"/>write(</text:p>
      <text:p text:style-name="P3"/>
      <text:p text:style-name="P3">--- ENERGY REPORT ---</text:p>
      <text:p text:style-name="P3">CPU Energy: 0.000122</text:p>
      <text:p text:style-name="P3">RAM Energy: 9.65e-05</text:p>
      <text:p text:style-name="P3">Total Energy: 0.0002185</text:p>
      <text:p text:style-name="P3">Duration: 0.19986867904663086 seconds</text:p>
      <text:p text:style-name="P3">---------------------</text:p>
      <text:p text:style-name="P3"/>
      <text:p text:style-name="P3"/>
      <text:p text:style-name="P3">Running → GPKG | JOIN</text:p>
      <text:p text:style-name="P3"/>
      <text:p text:style-name="P3">--- ENERGY REPORT ---</text:p>
      <text:p text:style-name="P3">CPU Energy: 0.00011800000000000002</text:p>
      <text:p text:style-name="P3">RAM Energy: 9.65e-05</text:p>
      <text:p text:style-name="P3">Total Energy: 0.0002145</text:p>
      <text:p text:style-name="P3">Duration: 0.11421966552734375 seconds</text:p>
      <text:p text:style-name="P3">---------------------</text:p>
      <text:p text:style-name="P3"/>
      <text:p text:style-name="P3"/>
      <text:p text:style-name="P3">Running → PARQUET | SELECT</text:p>
      <text:p text:style-name="P3"/>
      <text:p text:style-name="P3">--- ENERGY REPORT ---</text:p>
      <text:p text:style-name="P3">CPU Energy: 7.2e-05</text:p>
      <text:p text:style-name="P3"><text:soft-page-break/>RAM Energy: 9.64e-05</text:p>
      <text:p text:style-name="P3">Total Energy: 0.0001684</text:p>
      <text:p text:style-name="P3">Duration: 0.14533495903015137 seconds</text:p>
      <text:p text:style-name="P3">---------------------</text:p>
      <text:p text:style-name="P3"/>
      <text:p text:style-name="P3"/>
      <text:p text:style-name="P3">Running → PARQUET | INSERT</text:p>
      <text:p text:style-name="P3"/>
      <text:p text:style-name="P3">--- ENERGY REPORT ---</text:p>
      <text:p text:style-name="P3">CPU Energy: 0.00013800000000000002</text:p>
      <text:p text:style-name="P3">RAM Energy: 9.669999999999999e-05</text:p>
      <text:p text:style-name="P3">Total Energy: 0.0002347</text:p>
      <text:p text:style-name="P3">Duration: 0.12167167663574219 seconds</text:p>
      <text:p text:style-name="P3">---------------------</text:p>
      <text:p text:style-name="P3"/>
      <text:p text:style-name="P3"/>
      <text:p text:style-name="P3">Running → PARQUET | UPDATE</text:p>
      <text:p text:style-name="P3"/>
      <text:p text:style-name="P3">--- ENERGY REPORT ---</text:p>
      <text:p text:style-name="P3">CPU Energy: 9.7e-05</text:p>
      <text:p text:style-name="P3">RAM Energy: 9.73e-05</text:p>
      <text:p text:style-name="P3">Total Energy: 0.0001943</text:p>
      <text:p text:style-name="P3">Duration: 0.4580564498901367 seconds</text:p>
      <text:p text:style-name="P3">---------------------</text:p>
      <text:p text:style-name="P3"/>
      <text:p text:style-name="P3"/>
      <text:p text:style-name="P3">Running → PARQUET | DELETE</text:p>
      <text:p text:style-name="P3"/>
      <text:p text:style-name="P3">--- ENERGY REPORT ---</text:p>
      <text:p text:style-name="P3">CPU Energy: 0.000127</text:p>
      <text:p text:style-name="P3">RAM Energy: 9.709999999999999e-05</text:p>
      <text:p text:style-name="P3">Total Energy: 0.00022409999999999997</text:p>
      <text:p text:style-name="P3">Duration: 0.09326434135437012 seconds</text:p>
      <text:p text:style-name="P3">---------------------</text:p>
      <text:p text:style-name="P3"/>
      <text:p text:style-name="P3"/>
      <text:p text:style-name="P3">Running → PARQUET | JOIN</text:p>
      <text:p text:style-name="P3"/>
      <text:p text:style-name="P3">--- ENERGY REPORT ---</text:p>
      <text:p text:style-name="P3">CPU Energy: 0.000112</text:p>
      <text:p text:style-name="P3">RAM Energy: 9.74e-05</text:p>
      <text:p text:style-name="P3">Total Energy: 0.0002094</text:p>
      <text:p text:style-name="P3">Duration: 0.0822758674621582 seconds</text:p>
      <text:p text:style-name="P3">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21:52:29.480188531</meta:creation-date>
    <dc:date>2026-04-20T22:56:58.359161820</dc:date>
    <meta:editing-duration>PT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3" meta:paragraph-count="457" meta:word-count="1720" meta:character-count="14423" meta:non-whitespace-character-count="13112"/>
  </office:meta>
</office:document-meta>
</file>